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i>'</mi>
            <mi>a</mi>
            <mi>'</mi>
            <mi mathvariant="italic">el</mi>
            <mi mathvariant="italic">vértice</mi>
            <mi mathvariant="italic">de</mi>
            <mi mathvariant="italic">la</mi>
            <mi mathvariant="italic">ecuación</mi>
            <mi mathvariant="italic">cuadrática</mi>
            <mi>y</mi>
            <mi>'</mi>
            <mi>b</mi>
            <mi>'</mi>
            <mi mathvariant="italic">la</mi>
            <mi mathvariant="italic">distancia</mi>
            <mi mathvariant="italic">entre</mi>
          </mrow>
        </mtd>
      </mtr>
      <mtr>
        <mtd>
          <mrow>
            <mi mathvariant="italic">el</mi>
            <mi mathvariant="italic">vértice</mi>
            <mi>y</mi>
            <mi mathvariant="italic">cualquiera</mi>
            <mi mathvariant="italic">de</mi>
            <mi mathvariant="italic">las</mi>
            <mi mathvariant="italic">dos</mi>
            <mi mathvariant="italic">raíces</mi>
            <mi mathvariant="italic">de</mi>
            <mi mathvariant="italic">la</mi>
            <mi mathvariant="italic">ecuación</mi>
            <mi mathvariant="italic">cuadrática</mi>
            <mn>.</mn>
          </mrow>
        </mtd>
      </mtr>
      <mtr>
        <mtd>
          <mrow/>
        </mtd>
      </mtr>
      <mtr>
        <mtd>
          <mrow>
            <mi mathvariant="italic">Entonces</mi>
            <mi mathvariant="italic">se</mi>
            <mi mathvariant="italic">tiene</mi>
            <mi mathvariant="italic">que</mi>
            <mn>...</mn>
          </mrow>
        </mtd>
      </mtr>
      <mtr>
        <mtd>
          <mrow/>
        </mtd>
      </mtr>
      <mtr>
        <mtd>
          <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a</mi>
                          <mo stretchy="false">−</mo>
                          <mi>b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n>0</mn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i>a</mi>
                      <mo stretchy="false">+</mo>
                      <mi>b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x</mi>
                      <mo stretchy="false">−</mo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−</mo>
                      <mi>b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−</mo>
                <msup>
                  <mi>b</mi>
                  <mn>2</mn>
                </msup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i>x</mi>
                  <mn>2</mn>
                </msup>
                <mo stretchy="false">−</mo>
                <mrow>
                  <mn>2</mn>
                  <mo stretchy="false">∗</mo>
                  <mi>a</mi>
                  <mo stretchy="false">∗</mo>
                  <mi>x</mi>
                </mrow>
                <mo stretchy="false">+</mo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i>,</mi>
            <mi mathvariant="italic">primero</mi>
            <mi mathvariant="italic">hay</mi>
            <mi mathvariant="italic">que</mi>
            <mi mathvariant="italic">averiguar</mi>
            <mi>'</mi>
            <mi>a</mi>
            <mi>'</mi>
            <mi>y</mi>
            <mi mathvariant="italic">después</mi>
            <mi>'</mi>
            <mi>b</mi>
            <mi>'</mi>
            <mi>,</mi>
          </mrow>
        </mtd>
      </mtr>
      <mtr>
        <mtd>
          <mrow>
            <mi mathvariant="italic">para</mi>
            <mi mathvariant="italic">obtener</mi>
            <mi mathvariant="italic">las</mi>
            <mi mathvariant="italic">raíces</mi>
            <mi mathvariant="italic">de</mi>
            <mi mathvariant="italic">la</mi>
            <mi mathvariant="italic">ecuación</mi>
            <mi>.</mi>
          </mrow>
        </mtd>
      </mtr>
    </mtable>
    <annotation encoding="StarMath 5.0">Sea 'a' el vértice de la ecuación cuadrática y 'b' la distancia entre
newline
el vértice y cualquiera de las dos raíces de la ecuación cuadrática.
newline
newline
Entonces se tiene que...
newline
newline
( x-(a-b ))*( x-(a+b) )=0
newline
newline
drarrow ( x-a+b )*( x-a-b )=0
newline
newline
drarrow ( (x-a)+b )*( (x-a)-b )=0
newline
newline
drarrow (x-a)^2-b^2 =0
newline
newline
drarrow x^2-2*a*x+a^2-b^2 =0
newline
newline
Por lo tanto, primero hay que averiguar 'a' y después 'b',
newline
para obtener las raíces de la ecuación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3:19:58.553569406</meta:creation-date>
    <dc:date>2016-04-03T13:25:35.303609470</dc:date>
    <meta:editing-duration>PT5M36S</meta:editing-duration>
    <meta:editing-cycles>1</meta:editing-cycles>
    <meta:generator>LibreOffice/5.0.5.2$Linux_X86_64 LibreOffice_project/00$Build-2</meta:generator>
  </office:meta>
</office:document-meta>
</file>